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ac53" officeooo:paragraph-rsid="0012ac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ac53" officeooo:paragraph-rsid="0012ac5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811f" officeooo:paragraph-rsid="001d811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2ac53" officeooo:paragraph-rsid="0012ac5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ac53" officeooo:paragraph-rsid="0016557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fc95" officeooo:paragraph-rsid="0013fc9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fc95" officeooo:paragraph-rsid="0014944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fc95" officeooo:paragraph-rsid="0016557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fc95" officeooo:paragraph-rsid="0017f73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fc95" officeooo:paragraph-rsid="00193aa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3fc95" officeooo:paragraph-rsid="0019de9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3fc95" officeooo:paragraph-rsid="001b169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65575" officeooo:paragraph-rsid="0016557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1697" officeooo:paragraph-rsid="001b1697" style:font-weight-asian="normal" style:font-weight-complex="normal"/>
    </style:style>
    <style:style style:name="T1" style:family="text">
      <style:text-properties officeooo:rsid="0013fc95"/>
    </style:style>
    <style:style style:name="T2" style:family="text">
      <style:text-properties fo:font-weight="normal" officeooo:rsid="001c40f7" style:font-weight-asian="normal" style:font-weight-complex="normal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3fc95" style:font-name-asian="Liberation Serif1" style:font-name-complex="Liberation Serif1"/>
    </style:style>
    <style:style style:name="T5" style:family="text">
      <style:text-properties style:font-name="Liberation Serif1" officeooo:rsid="0014944d" style:font-name-asian="Liberation Serif1" style:font-name-complex="Liberation Serif1"/>
    </style:style>
    <style:style style:name="T6" style:family="text">
      <style:text-properties style:font-name="Liberation Serif1" officeooo:rsid="00165575" style:font-name-asian="Liberation Serif1" style:font-name-complex="Liberation Serif1"/>
    </style:style>
    <style:style style:name="T7" style:family="text">
      <style:text-properties style:font-name="Liberation Serif1" officeooo:rsid="0017f73b" style:font-name-asian="Liberation Serif1" style:font-name-complex="Liberation Serif1"/>
    </style:style>
    <style:style style:name="T8" style:family="text">
      <style:text-properties style:font-name="Liberation Serif1" officeooo:rsid="00193aa9" style:font-name-asian="Liberation Serif1" style:font-name-complex="Liberation Serif1"/>
    </style:style>
    <style:style style:name="T9" style:family="text">
      <style:text-properties style:font-name="Liberation Serif1" officeooo:rsid="0019de90" style:font-name-asian="Liberation Serif1" style:font-name-complex="Liberation Serif1"/>
    </style:style>
    <style:style style:name="T10" style:family="text">
      <style:text-properties style:font-name="Liberation Serif1" officeooo:rsid="001b1697" style:font-name-asian="Liberation Serif1" style:font-name-complex="Liberation Serif1"/>
    </style:style>
    <style:style style:name="T11" style:family="text">
      <style:text-properties style:font-name="Liberation Serif" style:font-name-asian="Noto Sans CJK SC Regular" style:font-name-complex="FreeSans"/>
    </style:style>
    <style:style style:name="T12" style:family="text">
      <style:text-properties style:font-name="Liberation Serif" officeooo:rsid="0013fc95" style:font-name-asian="Noto Sans CJK SC Regular" style:font-name-complex="FreeSans"/>
    </style:style>
    <style:style style:name="T13" style:family="text">
      <style:text-properties officeooo:rsid="001c40f7"/>
    </style:style>
    <style:style style:name="T14" style:family="text">
      <style:text-properties officeooo:rsid="001cd6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guntas para o Questionário</text:p>
      <text:p text:style-name="P1"/>
      <text:p text:style-name="P2"><text:tab/><text:span text:style-name="T2">No âmbito da Disciplina de Interfaces Pessoa-Máquina da Licenciatura em Engenharia Informática e de Computadores (LEIC) do Instituto Superior Técnico (IST) pretendemos, com este questionário, recolher informação acerca de festivais de música e dos hábitos de quem os frequenta, de modo a selecionar um conjunto de funcionalidades de um “wearable” que seria usado, neste contexto, para facilitar e dinamizar a presença no festival. </text:span></text:p>
      <text:p text:style-name="P4"><text:tab/><text:span text:style-name="T14">A sua resposta é completamente anónima e não deverá demorar mais que x minutos a preecher.</text:span></text:p>
      <text:p text:style-name="P4"><text:tab/><text:span text:style-name="T14">Agradecemos desde já a sua contribuição!</text:span></text:p>
      <text:p text:style-name="P2"/>
      <text:p text:style-name="P3">$$$$$$$$$$$$$$$$$$$$$$$$$$$$$$$$$$$$$$$$$$$$$$$$$$$$$$$$$$$$$$$$$$$$$$$$$$$$$$$$</text:p>
      <text:p text:style-name="P3"/>
      <text:p text:style-name="P5">* <text:span text:style-name="T1">1) Sexo:</text:span></text:p>
      <text:p text:style-name="P5"><text:span text:style-name="T4"><text:tab/>□</text:span><text:span text:style-name="T12"> Masculino<text:tab/></text:span></text:p>
      <text:p text:style-name="P5"><text:span text:style-name="T12"><text:tab/></text:span><text:span text:style-name="T4">□ </text:span><text:span text:style-name="T12">Feminino</text:span></text:p>
      <text:p text:style-name="P4"><text:span text:style-name="T12"/></text:p>
      <text:p text:style-name="P6"><text:span text:style-name="T11">* 2) Qual é a sua idade?</text:span></text:p>
      <text:p text:style-name="P6"><text:span text:style-name="T11"><text:tab/></text:span><text:span text:style-name="T3">□</text:span><text:span text:style-name="T11"> &lt;18 <text:s text:c="2"/></text:span></text:p>
      <text:p text:style-name="P6"><text:span text:style-name="T11"><text:tab/></text:span><text:span text:style-name="T3">□ 18-25 </text:span></text:p>
      <text:p text:style-name="P6"><text:span text:style-name="T3"><text:tab/>□ 26-30</text:span></text:p>
      <text:p text:style-name="P6"><text:span text:style-name="T3"><text:tab/>□ 31-40</text:span></text:p>
      <text:p text:style-name="P6"><text:span text:style-name="T3"><text:tab/>□ 41-60</text:span></text:p>
      <text:p text:style-name="P6"><text:span text:style-name="T3"><text:s/><text:tab/>□ &gt;60</text:span></text:p>
      <text:p text:style-name="P6"><text:span text:style-name="T3"/></text:p>
      <text:p text:style-name="P6"><text:span text:style-name="T3">* 3) </text:span><text:span text:style-name="T6">Quais os</text:span><text:span text:style-name="T3"> tipo</text:span><text:span text:style-name="T6">s</text:span><text:span text:style-name="T3"> de dispositivo </text:span><text:span text:style-name="T6">que</text:span><text:span text:style-name="T3"> usa vulgarmente?</text:span></text:p>
      <text:p text:style-name="P6"><text:span text:style-name="T3"><text:tab/>□ Smarphone</text:span></text:p>
      <text:p text:style-name="P6"><text:span text:style-name="T3"><text:tab/>□ Computador</text:span></text:p>
      <text:p text:style-name="P6"><text:span text:style-name="T3"><text:tab/>□ Smartwatch</text:span></text:p>
      <text:p text:style-name="P6"><text:span text:style-name="T3"><text:tab/>□ Tablets</text:span></text:p>
      <text:p text:style-name="P6"><text:span text:style-name="T3"><text:tab/>□ Outro</text:span><text:span text:style-name="T6">s</text:span><text:span text:style-name="T3"><text:tab/>Qua</text:span><text:span text:style-name="T6">is</text:span><text:span text:style-name="T3">?_________________________________________________________</text:span></text:p>
      <text:p text:style-name="P6"><text:span text:style-name="T3"/></text:p>
      <text:p text:style-name="P6"><text:span text:style-name="T3">*4) </text:span><text:span text:style-name="T5">Há quanto tempo usa este tipo de dispositivos?</text:span></text:p>
      <text:p text:style-name="P7"><text:span text:style-name="T5"><text:tab/></text:span><text:span text:style-name="T3">□ </text:span><text:span text:style-name="T5">1-11 meses</text:span></text:p>
      <text:p text:style-name="P7"><text:span text:style-name="T3"><text:tab/>□ </text:span><text:span text:style-name="T5">1-3 anos</text:span></text:p>
      <text:p text:style-name="P7"><text:span text:style-name="T3"><text:tab/>□ </text:span><text:span text:style-name="T5">4-6 anos</text:span></text:p>
      <text:p text:style-name="P7"><text:span text:style-name="T3"><text:tab/>□ </text:span><text:span text:style-name="T5">6-10 anos</text:span></text:p>
      <text:p text:style-name="P7"><text:span text:style-name="T5"><text:tab/></text:span><text:span text:style-name="T3">□ </text:span><text:span text:style-name="T5">&gt;10 anos</text:span></text:p>
      <text:p text:style-name="P7"><text:span text:style-name="T5"/></text:p>
      <text:p text:style-name="P7"><text:span text:style-name="T5">*5) Como tem aprendido a operar estes dispositivos?</text:span></text:p>
      <text:p text:style-name="P7"><text:span text:style-name="T5"><text:tab/></text:span><text:span text:style-name="T3">□ </text:span><text:span text:style-name="T5">Tuturiais online</text:span></text:p>
      <text:p text:style-name="P7"><text:span text:style-name="T5"><text:tab/></text:span><text:span text:style-name="T3">□ </text:span><text:span text:style-name="T5">Manuais de utilização</text:span></text:p>
      <text:p text:style-name="P7"><text:span text:style-name="T5"><text:tab/></text:span><text:span text:style-name="T3">□ </text:span><text:span text:style-name="T5">Atrevés de amigos/familiares</text:span></text:p>
      <text:p text:style-name="P7"><text:span text:style-name="T5"><text:tab/></text:span><text:span text:style-name="T3">□ </text:span><text:span text:style-name="T5">Sozinho, experimentando</text:span></text:p>
      <text:p text:style-name="P7"><text:span text:style-name="T5"/></text:p>
      <text:p text:style-name="P7"><text:span text:style-name="T5">*6) Nos últimos 5 anos, a quantos festivais de música foi?</text:span></text:p>
      <text:p text:style-name="P7"><text:span text:style-name="T5"><text:tab/></text:span><text:span text:style-name="T3">□ </text:span><text:span text:style-name="T5">0</text:span></text:p>
      <text:p text:style-name="P7"><text:span text:style-name="T5"><text:tab/></text:span><text:span text:style-name="T3">□ </text:span><text:span text:style-name="T5">1-2</text:span></text:p>
      <text:p text:style-name="P7"><text:span text:style-name="T5"><text:tab/></text:span><text:span text:style-name="T3">□ </text:span><text:span text:style-name="T5">3-6</text:span></text:p>
      <text:p text:style-name="P7"><text:span text:style-name="T5"><text:tab/></text:span><text:span text:style-name="T3">□ </text:span><text:span text:style-name="T5">&gt;6</text:span></text:p>
      <text:p text:style-name="P13"><text:span text:style-name="T5">(</text:span><text:span text:style-name="T3">Se respondeu 0, acaba aqui o questionário)</text:span></text:p>
      <text:p text:style-name="P13"><text:span text:style-name="T3"/></text:p>
      <text:p text:style-name="P14"><text:soft-page-break/><text:span text:style-name="T3">$$$$$$$$$$$$$$$$$$$$$$$$$$$$$$$$$$$$$$$$$$$$$$$$$$$$$$$$$$$$$$$$$$$$$$$$$$$$$$$$</text:span></text:p>
      <text:p text:style-name="P7"><text:span text:style-name="T5"/></text:p>
      <text:p text:style-name="P7"><text:span text:style-name="T5">*</text:span><text:span text:style-name="T6">1</text:span><text:span text:style-name="T5">) </text:span><text:span text:style-name="T6">Quais os festivais que frequentou?</text:span></text:p>
      <text:p text:style-name="P8"><text:span text:style-name="T6"><text:tab/></text:span><text:span text:style-name="T3">□ </text:span><text:span text:style-name="T6">MEO Sudoeste</text:span></text:p>
      <text:p text:style-name="P8"><text:span text:style-name="T6"><text:tab/></text:span><text:span text:style-name="T3">□ </text:span><text:span text:style-name="T6">NOS Alive</text:span></text:p>
      <text:p text:style-name="P8"><text:span text:style-name="T6"><text:tab/></text:span><text:span text:style-name="T3">□ </text:span><text:span text:style-name="T6">Super Bock Super Rock</text:span></text:p>
      <text:p text:style-name="P8"><text:span text:style-name="T6"><text:tab/></text:span><text:span text:style-name="T3">□ </text:span><text:span text:style-name="T6">NOS Primavera Sound</text:span></text:p>
      <text:p text:style-name="P8"><text:span text:style-name="T6"><text:tab/></text:span><text:span text:style-name="T3">□ </text:span><text:span text:style-name="T6">Rock in Rio</text:span></text:p>
      <text:p text:style-name="P8"><text:span text:style-name="T6"><text:tab/></text:span><text:span text:style-name="T3">□ </text:span><text:span text:style-name="T6">Vodafone Paredes de Coura</text:span></text:p>
      <text:p text:style-name="P8"><text:span text:style-name="T6"><text:tab/></text:span><text:span text:style-name="T3">□ </text:span><text:span text:style-name="T6">Outros <text:tab/>Quais?_________________________________________________________</text:span></text:p>
      <text:p text:style-name="P8"><text:span text:style-name="T6"/></text:p>
      <text:p text:style-name="P8"><text:span text:style-name="T6"/></text:p>
      <text:p text:style-name="P8"><text:span text:style-name="T6">*2) Costuma ir aos festivais acompanhado?</text:span></text:p>
      <text:p text:style-name="P8"><text:span text:style-name="T6"><text:tab/></text:span><text:span text:style-name="T3">□ </text:span><text:span text:style-name="T6">Sim</text:span></text:p>
      <text:p text:style-name="P8"><text:span text:style-name="T6"><text:tab/></text:span><text:span text:style-name="T3">□ </text:span><text:span text:style-name="T6">Não</text:span></text:p>
      <text:p text:style-name="P8"><text:span text:style-name="T6"/></text:p>
      <text:p text:style-name="P13"><text:span text:style-name="T3">(Se respondeu sim ao item 2)</text:span></text:p>
      <text:p text:style-name="P8"><text:span text:style-name="T6">*3) Quão difícil diria que é encontrar-se com essas pessoas dentro do recinto do festival?</text:span></text:p>
      <text:p text:style-name="P9"><text:span text:style-name="T7"><text:tab/></text:span><text:span text:style-name="T3">□ </text:span><text:span text:style-name="T8">Muito fácil</text:span></text:p>
      <text:p text:style-name="P9"><text:span text:style-name="T7"><text:tab/></text:span><text:span text:style-name="T3">□ </text:span><text:span text:style-name="T8">Fácil</text:span></text:p>
      <text:p text:style-name="P9"><text:span text:style-name="T3"><text:tab/>□ </text:span><text:span text:style-name="T8">Normal</text:span></text:p>
      <text:p text:style-name="P9"><text:span text:style-name="T3"><text:tab/>□ </text:span><text:span text:style-name="T8">Difícil</text:span></text:p>
      <text:p text:style-name="P9"><text:span text:style-name="T3"><text:tab/>□ </text:span><text:span text:style-name="T8">Muito difícil</text:span></text:p>
      <text:p text:style-name="P9"><text:span text:style-name="T7"/></text:p>
      <text:p text:style-name="P9"><text:span text:style-name="T7">*4) </text:span><text:span text:style-name="T9">Quão demorada têm</text:span><text:span text:style-name="T8"> </text:span><text:span text:style-name="T9">sido as</text:span><text:span text:style-name="T8"> entrada</text:span><text:span text:style-name="T9">s</text:span><text:span text:style-name="T8"> e saída</text:span><text:span text:style-name="T9">s</text:span><text:span text:style-name="T8"> do recinto?</text:span></text:p>
      <text:p text:style-name="P10"><text:span text:style-name="T8"><text:tab/></text:span><text:span text:style-name="T3">□ </text:span><text:span text:style-name="T9">Muito rápida</text:span></text:p>
      <text:p text:style-name="P10"><text:span text:style-name="T3"><text:tab/>□ </text:span><text:span text:style-name="T9">Rápidas</text:span></text:p>
      <text:p text:style-name="P10"><text:span text:style-name="T3"><text:tab/>□ </text:span><text:span text:style-name="T9">Normais</text:span></text:p>
      <text:p text:style-name="P10"><text:span text:style-name="T3"><text:tab/>□ </text:span><text:span text:style-name="T9">Demoradas</text:span><text:span text:style-name="T3"><text:tab/></text:span></text:p>
      <text:p text:style-name="P10"><text:span text:style-name="T3"><text:tab/>□ </text:span><text:span text:style-name="T9">Muito demoradas</text:span></text:p>
      <text:p text:style-name="P10"><text:span text:style-name="T9"/></text:p>
      <text:p text:style-name="P11"><text:span text:style-name="T6">*</text:span><text:span text:style-name="T9">5</text:span><text:span text:style-name="T6">) Quão difícil diria que é </text:span><text:span text:style-name="T9">orientar</text:span><text:span text:style-name="T6">-se dent</text:span><text:span text:style-name="T9">ro</text:span><text:span text:style-name="T6"> do recinto do festival?</text:span></text:p>
      <text:p text:style-name="P11"><text:span text:style-name="T7"><text:tab/></text:span><text:span text:style-name="T3">□ </text:span><text:span text:style-name="T8">Muito fácil</text:span></text:p>
      <text:p text:style-name="P11"><text:span text:style-name="T7"><text:tab/></text:span><text:span text:style-name="T3">□ </text:span><text:span text:style-name="T8">Fácil</text:span></text:p>
      <text:p text:style-name="P11"><text:span text:style-name="T3"><text:tab/>□ </text:span><text:span text:style-name="T8">Normal</text:span></text:p>
      <text:p text:style-name="P11"><text:span text:style-name="T3"><text:tab/>□ </text:span><text:span text:style-name="T8">Difícil</text:span></text:p>
      <text:p text:style-name="P11"><text:span text:style-name="T9"><text:tab/>□ </text:span><text:span text:style-name="T8">Muito difícil</text:span></text:p>
      <text:p text:style-name="P11"><text:span text:style-name="T8"/></text:p>
      <text:p text:style-name="P11"><text:span text:style-name="T8">*</text:span><text:span text:style-name="T9">6) </text:span><text:span text:style-name="T10">O que o atrai mais num festival? (Escolha no máximo 3)</text:span></text:p>
      <text:p text:style-name="P11"><text:span text:style-name="T9"><text:tab/>□ </text:span><text:span text:style-name="T10">Pela música</text:span></text:p>
      <text:p text:style-name="P12"><text:span text:style-name="T9"><text:tab/>□ </text:span><text:span text:style-name="T10">Pela experiência</text:span></text:p>
      <text:p text:style-name="P12"><text:span text:style-name="T10"><text:tab/></text:span><text:span text:style-name="T9">□ </text:span><text:span text:style-name="T10">Conhecer novas pessoas</text:span></text:p>
      <text:p text:style-name="P12"><text:span text:style-name="T10"><text:tab/></text:span><text:span text:style-name="T9">□ </text:span><text:span text:style-name="T10">Acampar</text:span></text:p>
      <text:p text:style-name="P12"><text:span text:style-name="T10"><text:tab/></text:span><text:span text:style-name="T9">□ </text:span><text:span text:style-name="T10">Ambiente festivo</text:span></text:p>
      <text:p text:style-name="P12"><text:span text:style-name="T10"><text:tab/></text:span><text:span text:style-name="T9">□ </text:span><text:span text:style-name="T10">Atividades envolventes</text:span></text:p>
      <text:p text:style-name="P12"><text:span text:style-name="T10"><text:tab/></text:span><text:span text:style-name="T9">□ </text:span><text:span text:style-name="T10">Conhecer novos locais</text:span></text:p>
      <text:p text:style-name="P11"><text:span text:style-name="T9"><text:tab/>□ </text:span><text:span text:style-name="T10">Outras<text:tab/>Quais?_________________________________________________________</text:span></text:p>
      <text:p text:style-name="P11"><text:span text:style-name="T10"><text:s/></text:span></text:p>
      <text:p text:style-name="P11"><text:span text:style-name="T10">*7) Em quantos artistas/bandas está normalmente interessado?</text:span></text:p>
      <text:p text:style-name="P12"><text:span text:style-name="T10"><text:tab/></text:span><text:span text:style-name="T9">□ </text:span><text:span text:style-name="T10">0</text:span></text:p>
      <text:p text:style-name="P12"><text:span text:style-name="T9"><text:tab/>□ </text:span><text:span text:style-name="T10">1</text:span></text:p>
      <text:p text:style-name="P12"><text:span text:style-name="T9"><text:tab/>□ </text:span><text:span text:style-name="T10">2-3</text:span></text:p>
      <text:p text:style-name="P12"><text:soft-page-break/><text:span text:style-name="T9"><text:tab/>□ </text:span><text:span text:style-name="T10">&gt;3</text:span></text:p>
      <text:p text:style-name="P12"><text:span text:style-name="T10"/></text:p>
      <text:p text:style-name="P12"><text:span text:style-name="T10">*8) </text:span></text:p>
      <text:p text:style-name="P9"><text:span text:style-name="T8"><text:tab/></text:span></text:p>
      <text:p text:style-name="P9"><text:span text:style-name="T8"><text:tab/></text:span></text:p>
      <text:p text:style-name="P8"><text:span text:style-name="T6"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0:16:33.417530540</meta:creation-date>
    <dc:date>2018-03-03T12:05:19.702890492</dc:date>
    <meta:editing-duration>PT22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88" meta:word-count="386" meta:character-count="2480" meta:non-whitespace-character-count="2098"/>
  </office:meta>
</office:document-meta>
</file>